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E5000011A38B59A2D7.png" manifest:media-type="image/png"/>
  <manifest:file-entry manifest:full-path="Pictures/10000000000004E1000004609D72C5FB.png" manifest:media-type="image/png"/>
  <manifest:file-entry manifest:full-path="Pictures/10000000000004E1000004602BAE3197.png" manifest:media-type="image/png"/>
  <manifest:file-entry manifest:full-path="Pictures/10000000000004E1000004605E3B94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574cm" svg:height="9.482cm" svg:x="0cm" svg:y="0.268cm">
          <draw:image xlink:href="Pictures/10000000000004E1000004605E3B94BD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10.574cm" svg:height="9.482cm" svg:x="0cm" svg:y="0.018cm">
          <draw:image xlink:href="Pictures/10000000000004E1000004602BAE3197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10.574cm" svg:height="9.482cm" svg:x="0.017cm" svg:y="0cm">
          <draw:image xlink:href="Pictures/10000000000004E1000004609D72C5FB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10.608cm" svg:height="38.226cm" svg:x="-0.017cm" svg:y="-28.744cm">
          <draw:image xlink:href="Pictures/10000001000004E5000011A38B59A2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Lucida Sans Unicode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10.591cm" fo:page-height="9.4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1T11:49:20.910177816</dc:date>
    <meta:editing-duration>PT2H36M2S</meta:editing-duration>
    <meta:editing-cycles>1</meta:editing-cycles>
    <meta:document-statistic meta:object-count="4"/>
    <meta:generator>LibreOffice/7.6.4.1$Linux_X86_64 LibreOffice_project/60$Build-1</meta:generator>
  </office:meta>
</office:document-meta>
</file>